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rederick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62">
            <text:p>262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14">
            <text:p>114</text:p>
          </table:table-cell>
          <table:table-cell table:style-name="ce23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7">
            <text:p>2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653">
            <text:p>653</text:p>
          </table:table-cell>
          <table:table-cell table:style-name="ce22" office:value-type="float" office:value="122">
            <text:p>12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74">
            <text:p>17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30">
            <text:p>23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72">
            <text:p>272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34">
            <text:p>634</text:p>
          </table:table-cell>
          <table:table-cell table:style-name="ce22" office:value-type="float" office:value="41">
            <text:p>4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365">
            <text:p>1365</text:p>
          </table:table-cell>
          <table:table-cell table:style-name="ce22" office:value-type="float" office:value="69">
            <text:p>6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018">
            <text:p>2018</text:p>
          </table:table-cell>
          <table:table-cell table:style-name="ce22" office:value-type="float" office:value="191">
            <text:p>19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